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2dae"/>
    </style:style>
    <style:style style:name="P2" style:family="paragraph" style:parent-style-name="Text_20_body">
      <style:text-properties officeooo:rsid="0012057c" officeooo:paragraph-rsid="0012057c"/>
    </style:style>
    <style:style style:name="P3" style:family="paragraph" style:parent-style-name="Text_20_body">
      <style:text-properties officeooo:rsid="0012057c" officeooo:paragraph-rsid="001d6c93"/>
    </style:style>
    <style:style style:name="P4" style:family="paragraph" style:parent-style-name="Standard">
      <style:text-properties officeooo:rsid="00112dae" officeooo:paragraph-rsid="00112dae"/>
    </style:style>
    <style:style style:name="P5" style:family="paragraph" style:parent-style-name="Heading_20_2">
      <style:text-properties officeooo:rsid="00112dae"/>
    </style:style>
    <style:style style:name="P6" style:family="paragraph" style:parent-style-name="Text_20_body">
      <style:text-properties officeooo:paragraph-rsid="00112dae"/>
    </style:style>
    <style:style style:name="T1" style:family="text">
      <style:text-properties officeooo:rsid="00112dae"/>
    </style:style>
    <style:style style:name="T2" style:family="text">
      <style:text-properties officeooo:rsid="0011c725"/>
    </style:style>
    <style:style style:name="T3" style:family="text">
      <style:text-properties officeooo:rsid="00132788"/>
    </style:style>
    <style:style style:name="T4" style:family="text">
      <style:text-properties officeooo:rsid="00150ffc"/>
    </style:style>
    <style:style style:name="T5" style:family="text">
      <style:text-properties officeooo:rsid="0019221e"/>
    </style:style>
    <style:style style:name="T6" style:family="text">
      <style:text-properties officeooo:rsid="001ad7ae"/>
    </style:style>
    <style:style style:name="T7" style:family="text">
      <style:text-properties officeooo:rsid="001c684d"/>
    </style:style>
    <style:style style:name="T8" style:family="text">
      <style:text-properties officeooo:rsid="001f0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do</text:p>
      <text:p text:style-name="P4"/>
      <text:h text:style-name="Heading_20_2" text:outline-level="2">Login-Server:</text:h>
      <text:p text:style-name="P1">- <text:span text:style-name="T1">Refactoring, insbesondere model/Session und das Verschieben der Funktionalität von model/User nach controller/User und den encryption code in eine eigene encryption Klasse.</text:span></text:p>
      <text:p text:style-name="P1">- <text:span text:style-name="T4">Umrüsten auf die Verwaltung von Benutzern mehrerer Gruppen mit mehreren Community-Servern</text:span></text:p>
      <text:p text:style-name="P1">- <text:span text:style-name="T5">Unterkonto evt. mit abgeleiteten Keys</text:span></text:p>
      <text:p text:style-name="P1">- <text:span text:style-name="T6">Multiple E-Mail für einen Benutzer ermöglichen (E-Mail - Unterkonto)</text:span></text:p>
      <text:p text:style-name="P1">- <text:span text:style-name="T5">Elopage Webhook Code bei Bedarf entfernen (Compiler-Macro?)</text:span></text:p>
      <text:p text:style-name="P1">- <text:span text:style-name="T1">Erweitern der Testabdeckung um eine Teamarbeit möglich zu machen</text:span></text:p>
      <text:p text:style-name="P1">- <text:span text:style-name="T1">Anbindung an Hedera um Transaktionen über den Hedera Consensus Service verschicken zu können</text:span></text:p>
      <text:p text:style-name="P1">- <text:span text:style-name="T1">Verschlüsselung der Memos in den Transaktionen z.B. mit shared keys so das nur Sender und Empfänger sie lesen können</text:span></text:p>
      <text:p text:style-name="P1">- <text:span text:style-name="T1">Verschlüsselung der gespeicherten Passphrasen mit Server Admin-Key</text:span></text:p>
      <text:p text:style-name="P1">- <text:span text:style-name="T1">Lösung entwickeln um auch eine Gruppe von "Server-Admins" zu ermöglichen, zumindest was die Zuständigkeit bezüglich der gespeicherten Passphrasen angeht. z.B. verschlüsseln mit mehreren shared keys damit keiner alleine Zugriff drauf hat.</text:span></text:p>
      <text:p text:style-name="P1">- <text:span text:style-name="T1">Ein einheitliches Admin-Dashboard basteln um den Admin zu unterstützen wenn Nutzer Probleme mit ihrem Konto haben</text:span></text:p>
      <text:p text:style-name="P1">- <text:span text:style-name="T1">Benutzerkonto um Benutzernamen erweitern, diesbezüglich auch die Suchfunktionen im Json-Interface.</text:span></text:p>
      <text:p text:style-name="P1">- <text:span text:style-name="T1">Aktivierungs-Email erneut zuschicken für den Benutzer (möglicherweise begrenzt auf maximal 3 am Tag, oder so)</text:span></text:p>
      <text:p text:style-name="P1">- <text:span text:style-name="T2">Übersetzungen prüfen und gegebenfalls ergänzen damit auf allen Seiten die Zweisprachigkeit funktioniert</text:span></text:p>
      <text:p text:style-name="P1">- <text:span text:style-name="T2">Test für Session Timeout schreiben, scheint nicht immer einwandfrei zu funktionieren</text:span></text:p>
      <text:p text:style-name="P1">- <text:span text:style-name="T8">Admin Konfiguration welche beim ersten Server Start ausgeführt wird und die properties Datei mit Einstellungen befüllt. </text:span></text:p>
      <text:p text:style-name="P1"/>
      <text:h text:style-name="P5" text:outline-level="2">Node-Server:</text:h>
      <text:p text:style-name="P2">- Soweit fertigestellen das er Transaktionen abspeichern und durchsuchen kann</text:p>
      <text:p text:style-name="P2">- <text:span text:style-name="T3">Vergänglichkeit ab gleichem Stichtag wie der Community Server berücksichtigen</text:span></text:p>
      <text:p text:style-name="P2">- Discovery von anderen Node-Servern (eventuell über Hedera Consensus Service mit einem eigenem Topic)</text:p>
      <text:p text:style-name="P2">- Synchronisieren mit anderen Node-Servern um fehlende Blöcke herunterzuladen, von Hedera kommen nur die aktuellen Transaktionen. </text:p>
      <text:p text:style-name="P2"><text:soft-page-break/>- json-rpc Interface entwickeln, dabei wenn möglich an bitcoin orientieren</text:p>
      <text:p text:style-name="P2">- Anbindung an Hedera Hashgraph Mirror-Nodes um Transactionen über den Consensus Service für die entsprechende Gruppe/Topic empfangen zu können.</text:p>
      <text:p text:style-name="P2">- HTML-Interface für einen einfachen Block-Explorer entwickeln damit man sich einen Überblick verschaffen kann welche Transaktionen in der Blockchain sind. Hauptsächlich zum debuggen.</text:p>
      <text:p text:style-name="P2"/>
      <text:h text:style-name="Heading_20_2" text:outline-level="2">Infrastruktur</text:h>
      <text:p text:style-name="P2">- Docker-Container für jeden Server-Typ entwickeln</text:p>
      <text:p text:style-name="P2">- Docker-Container für Login-Server mit Community-Server entwickeln</text:p>
      <text:p text:style-name="P2"/>
      <text:h text:style-name="Heading_20_2" text:outline-level="2">Community-Server</text:h>
      <text:p text:style-name="P2">- Interface überarbeiten und vereinheitlichen (in Arbeit durch Christine)</text:p>
      <text:p text:style-name="P2">- <text:span text:style-name="T7">GDD versenden über Benutzernamen</text:span></text:p>
      <text:p text:style-name="P2">- Vergänglichkeit in Konto-Übersicht und bei Transfer-Validierung berücksichtigen</text:p>
      <text:p text:style-name="P2">- Das ganze Voting-System entwickeln zusammen mit den dafür nötigen Protobuff Messages.</text:p>
      <text:p text:style-name="P2">- Schöpfungen verbessern</text:p>
      <text:p text:style-name="P3">- <text:span text:style-name="T2">Übersetzungen prüfen und gegebenfalls ergänzen damit auf allen Seiten die Zweisprachigkeit funktionie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32S</meta:editing-duration>
    <meta:editing-cycles>15</meta:editing-cycles>
    <meta:generator>LibreOffice/4.4.7.2$Windows_x86 LibreOffice_project/f3153a8b245191196a4b6b9abd1d0da16eead600</meta:generator>
    <dc:date>2020-05-27T12:13:44.081000000</dc:date>
    <meta:document-statistic meta:table-count="0" meta:image-count="0" meta:object-count="0" meta:page-count="2" meta:paragraph-count="36" meta:word-count="398" meta:character-count="3027" meta:non-whitespace-character-count="2663"/>
    <meta:user-defined meta:name="Info 1"/>
    <meta:user-defined meta:name="Info 2"/>
    <meta:user-defined meta:name="Info 3"/>
    <meta:user-defined meta:name="Info 4"/>
  </office:meta>
</office:document-meta>
</file>